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571.83pt" svg:height="477.52pt" svg:x="824.66pt" svg:y="1.59pt">
            <draw:object draw:notify-on-update-of-ranges="Sheet1.A3:Sheet1.A20 Sheet1.D3:Sheet1.D20 Sheet1.G3:Sheet1.G20 Sheet1.E3:Sheet1.E20 Sheet1.E3:Sheet1.E20 Sheet1.E3:Sheet1.E15 Sheet1.E3:Sheet1.E15 Sheet1.B3:Sheet1.B20 Sheet1.F3:Sheet1.F20 Sheet1.C3:Sheet1.C20 Sheet1.C3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7.04pt" svg:height="426.39pt" svg:x="859.55pt" svg:y="529.6pt">
            <draw:object draw:notify-on-update-of-ranges="Sheet1.G47:Sheet1.G47 Sheet1.A25:Sheet1.A25 Sheet1.A26:Sheet1.A26 Sheet1.A27:Sheet1.A27 Sheet1.A28:Sheet1.A28 Sheet1.A29:Sheet1.A29 Sheet1.A30:Sheet1.A30 Sheet1.A31:Sheet1.A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NN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NN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16 + DecisionTree</text:p>
          </table:table-cell>
          <table:table-cell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16 + GradientBoosting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GG16 + LogReg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VGG16 + NN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16 + RandomForest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16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300" calcext:value-type="float">
            <text:p>300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</table:table-row>
        <table:table-row table:style-name="ro1">
          <table:table-cell table:style-name="ce3" office:value-type="string" calcext:value-type="string">
            <text:p>Two Sigmoid hidden layers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0.69" calcext:value-type="float">
            <text:p>0.69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style-name="ce6" office:value-type="string" calcext:value-type="string">
            <text:p>Two TanH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06" calcext:value-type="float">
            <text:p>0.06</text:p>
          </table:table-cell>
          <table:table-cell table:style-name="Default"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wo ReLU + TanH hidden layers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table:style-name="Default"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One Sigmoid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3" calcext:value-type="float">
            <text:p>0.13</text:p>
          </table:table-cell>
          <table:table-cell table:style-name="Default"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3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0.66" calcext:value-type="float">
            <text:p>0.6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E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4:22:53.228783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14T21:01:50.139358109</dc:date>
    <meta:editing-duration>PT15H17M27S</meta:editing-duration>
    <meta:editing-cycles>21</meta:editing-cycles>
    <meta:generator>LibreOffice/6.0.1.1$Linux_X86_64 LibreOffice_project/60bfb1526849283ce2491346ed2aa51c465abfe6</meta:generator>
    <meta:document-statistic meta:table-count="1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3:Sheet1.E20" chart:error-lower-range="Sheet1.E3:Sheet1.E20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15" chart:error-lower-range="Sheet1.E3:Sheet1.E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3:Sheet1.E20" chart:error-lower-range="Sheet1.E3:Sheet1.E20" loext:std-weight="1"/>
      <style:graphic-properties draw:stroke="solid" svg:stroke-width="0.051cm" svg:stroke-color="#ed1c24" svg:stroke-opacity="50%" draw:stroke-linejoin="round"/>
    </style:style>
    <style:style style:name="ch13" style:family="chart" style:data-style-name="N0">
      <style:chart-properties chart:link-data-style-to-source="true" chart:error-category="cell-range" chart:error-upper-range="Sheet1.C3:Sheet1.C20" chart:error-lower-range="Sheet1.C3:Sheet1.C20"/>
      <style:graphic-properties draw:stroke="none" draw:fill-color="#fff2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C3:Sheet1.C20" chart:error-lower-range="Sheet1.C3:Sheet1.C20" loext:std-weight="1"/>
      <style:graphic-properties draw:stroke="solid" svg:stroke-width="0.051cm" svg:stroke-color="#ed1c24" svg:stroke-opacity="5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74cm" svg:height="16.847cm" xlink:href=".." xlink:type="simple" chart:class="chart:bar" chart:style-name="ch1">
        <chart:title svg:x="6.73cm" svg:y="0.471cm" chart:style-name="ch2">
          <text:p>Batik Classifiers Comparison</text:p>
        </chart:title>
        <chart:subtitle svg:x="6.035cm" svg:y="1.66cm" chart:style-name="ch3">
          <text:p>Cross Validation (k = 7) on 5 classes datasets</text:p>
        </chart:subtitle>
        <chart:legend chart:legend-position="bottom" svg:x="7.187cm" svg:y="16.248cm" style:legend-expansion="wide" chart:style-name="ch4"/>
        <chart:plot-area chart:style-name="ch5" table:cell-range-address="Sheet1.A3:Sheet1.B20 Sheet1.D3:Sheet1.D20 Sheet1.F3:Sheet1.G20" chart:data-source-has-labels="both" svg:x="0.312cm" svg:y="2.64cm" svg:width="19.513cm" svg:height="12.14cm">
          <chartooo:coordinate-region svg:x="5.722cm" svg:y="2.64cm" svg:width="13.863cm" svg:height="11.493cm"/>
          <chart:axis chart:dimension="x" chart:name="primary-x" chart:style-name="ch6" chartooo:axis-type="auto">
            <chartooo:date-scale/>
            <chart:categories table:cell-range-address="Sheet1.A3:Sheet1.A20"/>
          </chart:axis>
          <chart:axis chart:dimension="y" chart:name="primary-y" chart:style-name="ch7">
            <chart:title svg:x="9.349cm" svg:y="15.116cm" chart:style-name="ch8">
              <text:p>Accuracy</text:p>
            </chart:title>
            <chart:grid chart:style-name="ch9" chart:class="major"/>
          </chart:axis>
          <chart:series chart:style-name="ch10" chart:values-cell-range-address="Sheet1.D3:Sheet1.D20" loext:label-string="&quot;Tuned Dataset&quot;" chart:class="chart:bar">
            <chart:error-indicator chart:style-name="ch11" chart:dimension="x"/>
            <chart:error-indicator chart:style-name="ch12" chart:dimension="y"/>
            <chart:data-point chart:repeated="18"/>
            <loext:propertry-mapping loext:property="FillColor" loext:cell-range-address="Sheet1.G3:Sheet1.G20"/>
          </chart:series>
          <chart:series chart:style-name="ch13" chart:values-cell-range-address="Sheet1.B3:Sheet1.B20" loext:label-string="&quot;Original Dataset&quot;" chart:class="chart:bar">
            <chart:error-indicator chart:style-name="ch14" chart:dimension="y"/>
            <chart:data-point chart:repeated="11"/>
            <chart:data-point chart:style-name="ch15" chart:repeated="2"/>
            <chart:data-point chart:repeated="5"/>
            <loext:propertry-mapping loext:property="FillColor" loext:cell-range-address="Sheet1.F3:Sheet1.F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ed Dataset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riginal Datase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IFT + BoW + DecisionTree</text:p>
                <draw:g>
                  <svg:desc>Sheet1.A3:Sheet1.A20</svg:desc>
                </draw:g>
              </table:table-cell>
              <table:table-cell office:value-type="float" office:value="0.53">
                <text:p>0.53</text:p>
                <draw:g>
                  <svg:desc>Sheet1.D3:Sheet1.D20</svg:desc>
                </draw:g>
              </table:table-cell>
              <table:table-cell office:value-type="float" office:value="0.11">
                <text:p>0.11</text:p>
                <draw:g>
                  <svg:desc>Sheet1.E3:Sheet1.E15</svg:desc>
                </draw:g>
              </table:table-cell>
              <table:table-cell office:value-type="float" office:value="0.11">
                <text:p>0.11</text:p>
                <draw:g>
                  <svg:desc>Sheet1.E3:Sheet1.E15</svg:desc>
                </draw:g>
              </table:table-cell>
              <table:table-cell office:value-type="float" office:value="0.11">
                <text:p>0.11</text:p>
                <draw:g>
                  <svg:desc>Sheet1.E3:Sheet1.E20</svg:desc>
                </draw:g>
              </table:table-cell>
              <table:table-cell office:value-type="float" office:value="0.11">
                <text:p>0.11</text:p>
                <draw:g>
                  <svg:desc>Sheet1.E3:Sheet1.E20</svg:desc>
                </draw:g>
              </table:table-cell>
              <table:table-cell office:value-type="float" office:value="NaN">
                <text:p>NaN</text:p>
                <draw:g>
                  <svg:desc>Sheet1.G3:Sheet1.G20</svg:desc>
                </draw:g>
              </table:table-cell>
              <table:table-cell office:value-type="float" office:value="0.48">
                <text:p>0.48</text:p>
                <draw:g>
                  <svg:desc>Sheet1.B3:Sheet1.B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NaN">
                <text:p>NaN</text:p>
                <draw:g>
                  <svg:desc>Sheet1.F3:Sheet1.F20</svg:desc>
                </draw:g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LogReg</text:p>
              </table:table-cell>
              <table:table-cell office:value-type="float" office:value="0.65">
                <text:p>0.6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NN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0.68">
                <text:p>0.6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NN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0.35">
                <text:p>0.3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DecisionTree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LogRe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NN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SVM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upper-range="Sheet1.C25:Sheet1.C25 Sheet1.E25:Sheet1.E25 Sheet1.G25:Sheet1.G25" chart:error-lower-range="Sheet1.C25:Sheet1.C25 Sheet1.E25:Sheet1.E25 Sheet1.G25:Sheet1.G2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upper-range="Sheet1.C26:Sheet1.C26 Sheet1.E26:Sheet1.E26 Sheet1.G26:Sheet1.G26" chart:error-lower-range="Sheet1.C26:Sheet1.C26 Sheet1.E26:Sheet1.E26 Sheet1.G26:Sheet1.G2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upper-range="Sheet1.C30:Sheet1.C30 Sheet1.E30:Sheet1.E30 Sheet1.G30:Sheet1.G30" chart:error-lower-range="Sheet1.C30:Sheet1.C30 Sheet1.E30:Sheet1.E30 Sheet1.G30:Sheet1.G30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1cm" svg:height="15.043cm" xlink:href=".." xlink:type="simple" chart:class="chart:line" chart:style-name="ch1">
        <chart:title svg:x="5.155cm" svg:y="0.435cm" chart:style-name="ch2">
          <text:p>VGG16 Batik Classifiers Accuracy</text:p>
        </chart:title>
        <chart:subtitle svg:x="3.493cm" svg:y="1.588cm" chart:style-name="ch3">
          <text:p>Cross validation (k = 7) on tuned 5 classes dataset (523 images)</text:p>
        </chart:subtitle>
        <chart:legend chart:legend-position="bottom" svg:x="3.435cm" svg:y="12.95cm" style:legend-expansion="wide" chart:style-name="ch4"/>
        <chart:plot-area chart:style-name="ch5" table:cell-range-address="Sheet1.G47:Sheet1.G47 Sheet1.B23:Sheet1.B23 Sheet1.D23:Sheet1.D23 Sheet1.F23:Sheet1.F23 Sheet1.H23:Sheet1.H23 Sheet1.A25:Sheet1.B31 Sheet1.D25:Sheet1.D31 Sheet1.F25:Sheet1.F31 Sheet1.H25:Sheet1.H31" chart:data-source-has-labels="both" svg:x="1.375cm" svg:y="2.571cm" svg:width="16.502cm" svg:height="8.914cm">
          <chartooo:coordinate-region svg:x="2.287cm" svg:y="2.77cm" svg:width="15.31cm" svg:height="8.068cm"/>
          <chart:axis chart:dimension="x" chart:name="primary-x" chart:style-name="ch6" chartooo:axis-type="auto">
            <chartooo:date-scale/>
            <chart:title svg:x="9.026cm" svg:y="11.785cm" chart:style-name="ch7">
              <text:p>Epochs</text:p>
            </chart:title>
            <chart:categories table:cell-range-address="Sheet1.B23:Sheet1.B23 Sheet1.D23:Sheet1.D23 Sheet1.F23:Sheet1.F23 Sheet1.H23:Sheet1.H23"/>
          </chart:axis>
          <chart:axis chart:dimension="y" chart:name="primary-y" chart:style-name="ch8">
            <chart:title svg:x="0.451cm" svg:y="7.747cm" chart:style-name="ch9">
              <text:p>Accuracy</text:p>
            </chart:title>
            <chart:grid chart:style-name="ch10" chart:class="major"/>
          </chart:axis>
          <chart:series chart:style-name="ch11" chart:values-cell-range-address="Sheet1.B25:Sheet1.B25 Sheet1.D25:Sheet1.D25 Sheet1.F25:Sheet1.F25 Sheet1.H25:Sheet1.H25" chart:label-cell-address="Sheet1.A25:Sheet1.A25" chart:class="chart:line">
            <chart:data-point chart:repeated="4"/>
          </chart:series>
          <chart:series chart:style-name="ch12" chart:values-cell-range-address="Sheet1.B26:Sheet1.B26 Sheet1.D26:Sheet1.D26 Sheet1.F26:Sheet1.F26 Sheet1.H26:Sheet1.H26" chart:label-cell-address="Sheet1.A26:Sheet1.A26" chart:class="chart:line">
            <chart:data-point chart:repeated="4"/>
          </chart:series>
          <chart:series chart:style-name="ch13" chart:values-cell-range-address="Sheet1.B27:Sheet1.B27 Sheet1.D27:Sheet1.D27 Sheet1.F27:Sheet1.F27 Sheet1.H27:Sheet1.H27" chart:label-cell-address="Sheet1.A27:Sheet1.A27" chart:class="chart:line">
            <chart:data-point chart:repeated="4"/>
          </chart:series>
          <chart:series chart:style-name="ch14" chart:values-cell-range-address="Sheet1.B28:Sheet1.B28 Sheet1.D28:Sheet1.D28 Sheet1.F28:Sheet1.F28 Sheet1.H28:Sheet1.H28" chart:label-cell-address="Sheet1.A28:Sheet1.A28" chart:class="chart:line">
            <chart:data-point chart:repeated="4"/>
          </chart:series>
          <chart:series chart:style-name="ch15" chart:values-cell-range-address="Sheet1.B29:Sheet1.B29 Sheet1.D29:Sheet1.D29 Sheet1.F29:Sheet1.F29 Sheet1.H29:Sheet1.H29" chart:label-cell-address="Sheet1.A29:Sheet1.A29" chart:class="chart:line">
            <chart:data-point chart:repeated="4"/>
          </chart:series>
          <chart:series chart:style-name="ch16" chart:values-cell-range-address="Sheet1.B30:Sheet1.B30 Sheet1.D30:Sheet1.D30 Sheet1.F30:Sheet1.F30 Sheet1.H30:Sheet1.H30" chart:label-cell-address="Sheet1.A30:Sheet1.A30" chart:class="chart:line">
            <chart:data-point chart:repeated="4"/>
          </chart:series>
          <chart:series chart:style-name="ch17" chart:values-cell-range-address="Sheet1.B31:Sheet1.B31 Sheet1.D31:Sheet1.D31 Sheet1.F31:Sheet1.F31 Sheet1.H31:Sheet1.H31" chart:label-cell-address="Sheet1.A31:Sheet1.A3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B23:Sheet1.B23 Sheet1.D23:Sheet1.D23 Sheet1.F23:Sheet1.F23 Sheet1.H23:Sheet1.H2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Two Sigmoid hidden layers</text:p>
                <draw:g>
                  <svg:desc>Sheet1.A25:Sheet1.A25</svg:desc>
                </draw:g>
              </table:table-cell>
              <table:table-cell office:value-type="float" office:value="0.62">
                <text:p>0.62</text:p>
                <draw:g>
                  <svg:desc>Sheet1.B25:Sheet1.B25 Sheet1.D25:Sheet1.D25 Sheet1.F25:Sheet1.F25 Sheet1.H25:Sheet1.H25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hidden layers</text:p>
                <draw:g>
                  <svg:desc>Sheet1.A26:Sheet1.A26</svg:desc>
                </draw:g>
              </table:table-cell>
              <table:table-cell office:value-type="float" office:value="0.67">
                <text:p>0.67</text:p>
                <draw:g>
                  <svg:desc>Sheet1.B26:Sheet1.B26 Sheet1.D26:Sheet1.D26 Sheet1.F26:Sheet1.F26 Sheet1.H26:Sheet1.H26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wo TanH hidden layers</text:p>
                <draw:g>
                  <svg:desc>Sheet1.A27:Sheet1.A27</svg:desc>
                </draw:g>
              </table:table-cell>
              <table:table-cell office:value-type="float" office:value="0.67">
                <text:p>0.67</text:p>
                <draw:g>
                  <svg:desc>Sheet1.B27:Sheet1.B27 Sheet1.D27:Sheet1.D27 Sheet1.F27:Sheet1.F27 Sheet1.H27:Sheet1.H27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+ TanH hidden layers</text:p>
                <draw:g>
                  <svg:desc>Sheet1.A28:Sheet1.A28</svg:desc>
                </draw:g>
              </table:table-cell>
              <table:table-cell office:value-type="float" office:value="0.68">
                <text:p>0.68</text:p>
                <draw:g>
                  <svg:desc>Sheet1.B28:Sheet1.B28 Sheet1.D28:Sheet1.D28 Sheet1.F28:Sheet1.F28 Sheet1.H28:Sheet1.H28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One Sigmoid hidden layer</text:p>
                <draw:g>
                  <svg:desc>Sheet1.A29:Sheet1.A29</svg:desc>
                </draw:g>
              </table:table-cell>
              <table:table-cell office:value-type="float" office:value="0.67">
                <text:p>0.67</text:p>
                <draw:g>
                  <svg:desc>Sheet1.B29:Sheet1.B29 Sheet1.D29:Sheet1.D29 Sheet1.F29:Sheet1.F29 Sheet1.H29:Sheet1.H29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One ReLU hidden layer</text:p>
                <draw:g>
                  <svg:desc>Sheet1.A30:Sheet1.A30</svg:desc>
                </draw:g>
              </table:table-cell>
              <table:table-cell office:value-type="float" office:value="0.67">
                <text:p>0.67</text:p>
                <draw:g>
                  <svg:desc>Sheet1.B30:Sheet1.B30 Sheet1.D30:Sheet1.D30 Sheet1.F30:Sheet1.F30 Sheet1.H30:Sheet1.H30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One TanH hidden layer</text:p>
                <draw:g>
                  <svg:desc>Sheet1.A31:Sheet1.A31</svg:desc>
                </draw:g>
              </table:table-cell>
              <table:table-cell office:value-type="float" office:value="0.69">
                <text:p>0.69</text:p>
                <draw:g>
                  <svg:desc>Sheet1.B31:Sheet1.B31 Sheet1.D31:Sheet1.D31 Sheet1.F31:Sheet1.F31 Sheet1.H31:Sheet1.H31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